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/*********************************************************************</text:p>
      <text:p text:style-name="Standard"><text:s text:c="4"/>tarea.c (OPENMP)</text:p>
      <text:p text:style-name="Standard"><text:s text:c="6"/>Ejemplo para ver el efecto del reparto en el tiempo de ejecucion</text:p>
      <text:p text:style-name="Standard">*********************************************************************/</text:p>
      <text:p text:style-name="Standard"/>
      <text:p text:style-name="Standard"/>
      <text:p text:style-name="Standard">#include &lt;stdio.h&gt;</text:p>
      <text:p text:style-name="Standard">#include &lt;sys/time.h&gt;</text:p>
      <text:p text:style-name="Standard">#include &lt;unistd.h&gt;</text:p>
      <text:p text:style-name="Standard"/>
      <text:p text:style-name="Standard">#define N 4000</text:p>
      <text:p text:style-name="Standard">#define WEIGHT 100000</text:p>
      <text:p text:style-name="Standard"/>
      <text:p text:style-name="Standard">int A[N],B[N],C[N];</text:p>
      <text:p text:style-name="Standard"/>
      <text:p text:style-name="Standard"><text:tab/>double calculo (int veces)</text:p>
      <text:p text:style-name="Standard"><text:tab/><text:tab/>{</text:p>
      <text:p text:style-name="Standard"><text:s text:c="2"/><text:tab/><text:tab/>usleep(veces);</text:p>
      <text:p text:style-name="Standard"><text:s/><text:tab/><text:tab/>return(1);</text:p>
      <text:p text:style-name="Standard"><text:tab/><text:tab/>}</text:p>
      <text:p text:style-name="Standard"/>
      <text:p text:style-name="Standard"><text:tab/>main ()</text:p>
      <text:p text:style-name="Standard"><text:tab/><text:tab/>{</text:p>
      <text:p text:style-name="Standard"><text:s/><text:tab/> int i, nth=-1, tid=-1;</text:p>
      <text:p text:style-name="Standard"><text:s/><text:tab/> double total;</text:p>
      <text:p text:style-name="Standard"/>
      <text:p text:style-name="Standard"><text:s text:c="2"/><text:tab/>struct timeval t0, t1;</text:p>
      <text:p text:style-name="Standard"><text:s/><text:tab/>double tej;</text:p>
      <text:p text:style-name="Standard"/>
      <text:p text:style-name="Standard"><text:s/><text:tab/> for (i=0; i&lt;N; i++)</text:p>
      <text:p text:style-name="Standard"><text:s text:c="2"/><text:tab/>{</text:p>
      <text:p text:style-name="Standard"><text:tab/>A[i] = 1;</text:p>
      <text:p text:style-name="Standard"><text:s text:c="2"/><text:tab/> if ((i%8==1)&amp;&amp;(i&lt;122)) A[i]=WEIGHT;</text:p>
      <text:p text:style-name="Standard"><text:s/><text:tab/> }</text:p>
      <text:p text:style-name="Standard"/>
      <text:p text:style-name="Standard"><text:tab/> <text:s/>gettimeofday(&amp;t0, 0);</text:p>
      <text:p text:style-name="Standard"/>
      <text:p text:style-name="Standard"><text:tab/>#pragma omp parallel for schedule(dynamic,1)</text:p>
      <text:p text:style-name="Standard"><text:tab/>//pragma omp parallel for schedule(dynamic,83)</text:p>
      <text:p text:style-name="Standard"><text:tab/>//pragma omp parallel for schedule(static,1)</text:p>
      <text:p text:style-name="Standard"><text:tab/>//pragma omp parallel for schedule(static,83)</text:p>
      <text:p text:style-name="Standard"><text:tab/></text:p>
      <text:p text:style-name="Standard"><text:tab/></text:p>
      <text:p text:style-name="Standard"><text:s/><text:tab/> for (i=0; i&lt;N; i++)</text:p>
      <text:p text:style-name="Standard"><text:s/><text:tab/> {</text:p>
      <text:p text:style-name="Standard"><text:s/><text:tab/> <text:s/>B[i] = calculo(A[i]);</text:p>
      <text:p text:style-name="Standard"><text:s/><text:tab/> <text:s/>C[i] = tid;</text:p>
      <text:p text:style-name="Standard"><text:s/><text:tab/> }</text:p>
      <text:p text:style-name="Standard"/>
      <text:p text:style-name="Standard"><text:s text:c="2"/><text:tab/>gettimeofday(&amp;t1, 0);</text:p>
      <text:p text:style-name="Standard"><text:soft-page-break/></text:p>
      <text:p text:style-name="Standard"><text:s text:c="2"/><text:tab/>tej = (t1.tv_sec - t0.tv_sec) + (t1.tv_usec - t0.tv_usec) / 1e6;</text:p>
      <text:p text:style-name="Standard"/>
      <text:p text:style-name="Standard"><text:s text:c="2"/><text:tab/>total = 0.0;</text:p>
      <text:p text:style-name="Standard"><text:s text:c="2"/><text:tab/>for (i=0; i&lt;N; i++) total+=B[i];</text:p>
      <text:p text:style-name="Standard"><text:tab/>}</text:p>
      <text:p text:style-name="Standard"/>
      <text:p text:style-name="Standard"><text:s text:c="2"/><text:tab/>gettimeofday(&amp;t1, 0);</text:p>
      <text:p text:style-name="Standard"/>
      <text:p text:style-name="Standard"><text:s text:c="2"/><text:tab/>tej = (t1.tv_sec - t0.tv_sec) + (t1.tv_usec - t0.tv_usec) / 1e6;</text:p>
      <text:p text:style-name="Standard"/>
      <text:p text:style-name="Standard"><text:s/><text:tab/> total = 0.0;</text:p>
      <text:p text:style-name="Standard"><text:s/><text:tab/> for (i=0; i&lt;N; i++) total+=B[i];</text:p>
      <text:p text:style-name="Standard"/>
      <text:p text:style-name="Standard"><text:s text:c="2"/><text:tab/>printf("\n");</text:p>
      <text:p text:style-name="Standard"><text:s text:c="2"/><text:tab/>for (i=0; i&lt;N; i++)</text:p>
      <text:p text:style-name="Standard"><text:s text:c="2"/><text:tab/> if ((i%8==1)&amp;&amp;(i&lt;122)) printf ("%d= %d ",i,C[i]);</text:p>
      <text:p text:style-name="Standard"><text:s text:c="2"/><text:tab/>printf("\n");</text:p>
      <text:p text:style-name="Standard"/>
      <text:p text:style-name="Standard"><text:s/><text:tab/> printf("\nTej. (%d hilos) = %1.3f ms\n\nTotal= %.2f\n\n", nth, tej*1000, tota$</text:p>
      <text:p text:style-name="Standard"><text:tab/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 franco</meta:initial-creator>
    <meta:creation-date>2012-11-27T15:26:05.94</meta:creation-date>
    <dc:date>2012-11-27T15:48:24.52</dc:date>
    <dc:creator>dani franco</dc:creator>
    <meta:editing-duration>PT00H07M07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2" meta:paragraph-count="53" meta:word-count="165" meta:character-count="1328"/>
  </office:meta>
</office:document-meta>
</file>